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a" style:family="table">
      <style:table-properties fo:break-before="page" style:width="27.083cm" fo:margin-left="-0.191cm" fo:margin-top="0cm" fo:margin-bottom="0cm" table:align="left" style:writing-mode="lr-tb"/>
    </style:style>
    <style:style style:name="Table3a.A" style:family="table-column">
      <style:table-column-properties style:column-width="13.189cm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3.3pb" style:family="table-row">
      <style:table-row-properties fo:break-before="page"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4.0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pb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able:table table:name="Table3a" table:style-name="Table3a">
        <table:table-column table:style-name="Table3.A"/>
        <table:table-column table:style-name="Table3.B"/>
        <table:table-column table:style-name="Table3.C"/>
        <table:table-row table:style-name="Table3.3pb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  <table:table-row table:style-name="Table3.3pb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51" loext:marker-style-name="T1"><ns6:frame ns6:style-name="fr1" ns6:name="BackPageQR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2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3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4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5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6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7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9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0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95.D2"/>
          <table:table-cell table:style-name="Table95.E3" office:value-type="string"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